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obustInOnlyImpl.setOutMessage( NormalizedMessage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obustInOnlyImpl.RobustInOnlyImpl( Exchange exchan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